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fo:font-size="16pt" officeooo:rsid="000508d0" officeooo:paragraph-rsid="000508d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12pt" officeooo:rsid="000508d0" officeooo:paragraph-rsid="000508d0" style:font-size-asian="10.5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officeooo:rsid="0035afd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 Receiver Usage</text:p>
      <text:p text:style-name="P2"/>
      <text:p text:style-name="P2">Follow along on any ECE Linux computer.</text:p>
      <text:p text:style-name="P2"/>
      <text:p text:style-name="P2">- Plug in the track's USB cable.</text:p>
      <text:p text:style-name="P2">- From a terminal, run `<text:span text:style-name="T2">/home/student/csb0019/train_rec</text:span><text:span text:style-name="T1">`</text:span></text:p>
      <text:p text:style-name="P2"><text:span text:style-name="T1"/></text:p>
      <text:p text:style-name="P2"><text:span text:style-name="T1">- On the “Packets” tab under “Serial Connection” click 'refresh'</text:span></text:p>
      <text:p text:style-name="P2"><text:span text:style-name="T1">- Choose the USB device from the drop down list. It is usually labelled /dev/ttyACM* or /dev/ttyUSB*</text:span></text:p>
      <text:p text:style-name="P2"><text:span text:style-name="T1">- Click 'Connect'</text:span></text:p>
      <text:p text:style-name="P2"><text:span text:style-name="T1"/></text:p>
      <text:p text:style-name="P2"><text:span text:style-name="T1">- On the “SQL” tab, enter your desired server's credentials and click 'Connect'</text:span></text:p>
      <text:p text:style-name="P2"><text:span text:style-name="T1"/></text:p>
      <text:p text:style-name="P2"><text:span text:style-name="T1">- That should be it, for normal operation the program will now route SQL commands to the track.</text:span></text:p>
      <text:p text:style-name="P2"><text:span text:style-name="T1"/></text:p>
      <text:p text:style-name="P2"><text:span text:style-name="T1">- Before closing the program, click 'Disconnect' for both the serial device and SQL connection. The program can then be halted norma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4:09:52.646235239</meta:creation-date>
    <dc:date>2015-04-18T14:58:19.781283873</dc:date>
    <meta:editing-duration>PT48M27S</meta:editing-duration>
    <meta:editing-cycles>1</meta:editing-cycles>
    <meta:document-statistic meta:table-count="0" meta:image-count="0" meta:object-count="0" meta:page-count="1" meta:paragraph-count="10" meta:word-count="106" meta:character-count="638" meta:non-whitespace-character-count="542"/>
    <meta:generator>LibreOffice/4.4.2.2$Linux_X86_64 LibreOffice_project/40m0$Build-2</meta:generator>
  </office:meta>
</office:document-meta>
</file>